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ingle_dim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arket_order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fees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.5" calcext:value-type="float">
            <text:p>10.5</text:p>
          </table:table-cell>
          <table:table-cell table:formula="of:=[.C2]" office:value-type="float" office:value="1" calcext:value-type="float">
            <text:p>1</text:p>
          </table:table-cell>
          <table:table-cell table:formula="of:=1000-([.C2]*[.B2])" office:value-type="float" office:value="989.5" calcext:value-type="float">
            <text:p>989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36" calcext:value-type="float">
            <text:p>36</text:p>
          </table:table-cell>
          <table:table-cell table:formula="of:=IF([.B3] &gt; 0;[.C3]+[.E2];[.E2])" office:value-type="float" office:value="4" calcext:value-type="float">
            <text:p>4</text:p>
          </table:table-cell>
          <table:table-cell table:formula="of:=[.F2]-([.B3]*[.C3])" office:value-type="float" office:value="953.5" calcext:value-type="float">
            <text:p>953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52" calcext:value-type="float">
            <text:p>52</text:p>
          </table:table-cell>
          <table:table-cell table:formula="of:=IF([.B4] &gt; 0;[.C4]+[.E3];[.E3])" office:value-type="float" office:value="8" calcext:value-type="float">
            <text:p>8</text:p>
          </table:table-cell>
          <table:table-cell table:formula="of:=[.F3]-([.B4]*[.C4])" office:value-type="float" office:value="901.5" calcext:value-type="float">
            <text:p>901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14.2" calcext:value-type="float">
            <text:p>14.2</text:p>
          </table:table-cell>
          <table:table-cell office:value-type="float" office:value="-3" calcext:value-type="float">
            <text:p>-3</text:p>
          </table:table-cell>
          <table:table-cell table:formula="of:=[.B5]*[.C5]" office:value-type="float" office:value="-42.6" calcext:value-type="float">
            <text:p>-42.6</text:p>
          </table:table-cell>
          <table:table-cell table:formula="of:=IF([.B5] &gt; 0;[.C5]+[.E4];[.E4])" office:value-type="float" office:value="5" calcext:value-type="float">
            <text:p>5</text:p>
          </table:table-cell>
          <table:table-cell table:formula="of:=[.F4]-([.B5]*[.C5])" office:value-type="float" office:value="944.1" calcext:value-type="float">
            <text:p>944.1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12.1" calcext:value-type="float">
            <text:p>12.1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60.5" calcext:value-type="float">
            <text:p>60.5</text:p>
          </table:table-cell>
          <table:table-cell table:formula="of:=IF([.B6] &gt; 0;[.C6]+[.E5];[.E5])" office:value-type="float" office:value="10" calcext:value-type="float">
            <text:p>10</text:p>
          </table:table-cell>
          <table:table-cell table:formula="of:=[.F5]-([.B6]*[.C6])" office:value-type="float" office:value="883.6" calcext:value-type="float">
            <text:p>883.6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2" calcext:value-type="float">
            <text:p>-12</text:p>
          </table:table-cell>
          <table:table-cell table:formula="of:=IF([.B7] &gt; 0;[.C7]+[.E6];[.E6])" office:value-type="float" office:value="9" calcext:value-type="float">
            <text:p>9</text:p>
          </table:table-cell>
          <table:table-cell table:formula="of:=[.F6]-([.B7]*[.C7])" office:value-type="float" office:value="895.6" calcext:value-type="float">
            <text:p>895.6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0" calcext:value-type="float">
            <text:p>0</text:p>
          </table:table-cell>
          <table:table-cell table:formula="of:=IF([.B8] &gt; 0;[.C8]+[.E7];[.E7])" office:value-type="float" office:value="9" calcext:value-type="float">
            <text:p>9</text:p>
          </table:table-cell>
          <table:table-cell table:formula="of:=[.F7]-([.B8]*[.C8])" office:value-type="float" office:value="895.6" calcext:value-type="float">
            <text:p>895.6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2.3" calcext:value-type="float">
            <text:p>12.3</text:p>
          </table:table-cell>
          <table:table-cell table:formula="of:=IF([.B9] &gt; 0;[.C9]+[.E8];[.E8])" office:value-type="float" office:value="10" calcext:value-type="float">
            <text:p>10</text:p>
          </table:table-cell>
          <table:table-cell table:formula="of:=[.F8]-([.B9]*[.C9])" office:value-type="float" office:value="883.3" calcext:value-type="float">
            <text:p>883.3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87.5" calcext:value-type="float">
            <text:p>87.5</text:p>
          </table:table-cell>
          <table:table-cell table:formula="of:=IF([.B10] &gt; 0;[.C10]+[.E9];[.E9])" office:value-type="float" office:value="17" calcext:value-type="float">
            <text:p>17</text:p>
          </table:table-cell>
          <table:table-cell table:formula="of:=[.F9]-([.B10]*[.C10])" office:value-type="float" office:value="795.8" calcext:value-type="float">
            <text:p>795.8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table:formula="of:=[.B11]*[.C11]" office:value-type="float" office:value="-104" calcext:value-type="float">
            <text:p>-104</text:p>
          </table:table-cell>
          <table:table-cell table:formula="of:=IF([.B11] &gt; 0;[.C11]+[.E10];[.E10])" office:value-type="float" office:value="9" calcext:value-type="float">
            <text:p>9</text:p>
          </table:table-cell>
          <table:table-cell table:formula="of:=[.F10]-([.B11]*[.C11])" office:value-type="float" office:value="899.8" calcext:value-type="float">
            <text:p>899.8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ulti_dim_us_fees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ice 0</text:p>
          </table:table-cell>
          <table:table-cell office:value-type="string" calcext:value-type="string">
            <text:p>price 1</text:p>
          </table:table-cell>
          <table:table-cell office:value-type="string" calcext:value-type="string">
            <text:p>market_orders 0</text:p>
          </table:table-cell>
          <table:table-cell office:value-type="string" calcext:value-type="string">
            <text:p>market_orders 1</text:p>
          </table:table-cell>
          <table:table-cell office:value-type="string" calcext:value-type="string">
            <text:p>quantity 0</text:p>
          </table:table-cell>
          <table:table-cell office:value-type="string" calcext:value-type="string">
            <text:p>quantity 1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fees 0</text:p>
          </table:table-cell>
          <table:table-cell office:value-type="string" calcext:value-type="string">
            <text:p>fees 1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10.5" calcext:value-type="float">
            <text:p>10.5</text:p>
          </table:table-cell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3" calcext:value-type="float">
            <text:p>3</text:p>
          </table:table-cell>
          <table:table-cell table:formula="of:=1000-([.D2]*[.B2])-([.E2]*[.C2])-[.I2]-[.J2]" office:value-type="float" office:value="918.284" calcext:value-type="float">
            <text:p>918.284</text:p>
          </table:table-cell>
          <table:table-cell table:formula="of:=0.5+0.004*ABS([.D2])" office:value-type="float" office:value="0.504" calcext:value-type="float">
            <text:p>0.504</text:p>
          </table:table-cell>
          <table:table-cell table:formula="of:=0.5+0.004*ABS([.E2])" office:value-type="float" office:value="0.512" calcext:value-type="float">
            <text:p>0.512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12" calcext:value-type="float">
            <text:p>12</text:p>
          </table:table-cell>
          <table:table-cell office:value-type="float" office:value="22.7" calcext:value-type="float">
            <text:p>22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3] &gt; 0;[.D3]+[.F2];[.F2])" office:value-type="float" office:value="4" calcext:value-type="float">
            <text:p>4</text:p>
          </table:table-cell>
          <table:table-cell table:formula="of:=IF([.C3] &gt; 0;[.E3]+[.G2];[.G2])" office:value-type="float" office:value="5" calcext:value-type="float">
            <text:p>5</text:p>
          </table:table-cell>
          <table:table-cell table:formula="of:=[.H2]-([.D3]*[.B3])-([.E3]*[.C3])-[.I3]-[.J3]" office:value-type="float" office:value="835.864" calcext:value-type="float">
            <text:p>835.864</text:p>
          </table:table-cell>
          <table:table-cell table:formula="of:=0.5+0.004*ABS([.D3])" office:value-type="float" office:value="0.512" calcext:value-type="float">
            <text:p>0.512</text:p>
          </table:table-cell>
          <table:table-cell table:formula="of:=0.5+0.004*ABS([.E3])" office:value-type="float" office:value="0.508" calcext:value-type="float">
            <text:p>0.508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13" calcext:value-type="float">
            <text:p>13</text:p>
          </table:table-cell>
          <table:table-cell office:value-type="float" office:value="22.5" calcext:value-type="float">
            <text:p>22.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IF([.B4] &gt; 0;[.D4]+[.F3];[.F3])" office:value-type="float" office:value="8" calcext:value-type="float">
            <text:p>8</text:p>
          </table:table-cell>
          <table:table-cell table:formula="of:=IF([.C4] &gt; 0;[.E4]+[.G3];[.G3])" office:value-type="float" office:value="3" calcext:value-type="float">
            <text:p>3</text:p>
          </table:table-cell>
          <table:table-cell table:formula="of:=[.H3]-([.D4]*[.B4])-([.E4]*[.C4])-[.I4]-[.J4]" office:value-type="float" office:value="827.84" calcext:value-type="float">
            <text:p>827.84</text:p>
          </table:table-cell>
          <table:table-cell table:formula="of:=0.5+0.004*ABS([.D4])" office:value-type="float" office:value="0.516" calcext:value-type="float">
            <text:p>0.516</text:p>
          </table:table-cell>
          <table:table-cell table:formula="of:=0.5+0.004*ABS([.E4])" office:value-type="float" office:value="0.508" calcext:value-type="float">
            <text:p>0.50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14.2" calcext:value-type="float">
            <text:p>14.2</text:p>
          </table:table-cell>
          <table:table-cell office:value-type="float" office:value="22.1" calcext:value-type="float">
            <text:p>22.1</text:p>
          </table:table-cell>
          <table:table-cell table:number-columns-repeated="2" office:value-type="float" office:value="-3" calcext:value-type="float">
            <text:p>-3</text:p>
          </table:table-cell>
          <table:table-cell table:formula="of:=IF([.B5] &gt; 0;[.D5]+[.F4];[.F4])" office:value-type="float" office:value="5" calcext:value-type="float">
            <text:p>5</text:p>
          </table:table-cell>
          <table:table-cell table:formula="of:=IF([.C5] &gt; 0;[.E5]+[.G4];[.G4])" office:value-type="float" office:value="0" calcext:value-type="float">
            <text:p>0</text:p>
          </table:table-cell>
          <table:table-cell table:formula="of:=[.H4]-([.D5]*[.B5])-([.E5]*[.C5])-[.I5]-[.J5]" office:value-type="float" office:value="935.716" calcext:value-type="float">
            <text:p>935.716</text:p>
          </table:table-cell>
          <table:table-cell table:formula="of:=0.5+0.004*ABS([.D5])" office:value-type="float" office:value="0.512" calcext:value-type="float">
            <text:p>0.512</text:p>
          </table:table-cell>
          <table:table-cell table:formula="of:=0.5+0.004*ABS([.E5])" office:value-type="float" office:value="0.512" calcext:value-type="float">
            <text:p>0.512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12.1" calcext:value-type="float">
            <text:p>12.1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6] &gt; 0;[.D6]+[.F5];[.F5])" office:value-type="float" office:value="10" calcext:value-type="float">
            <text:p>10</text:p>
          </table:table-cell>
          <table:table-cell table:formula="of:=IF([.C6] &gt; 0;[.E6]+[.G5];[.G5])" office:value-type="float" office:value="5" calcext:value-type="float">
            <text:p>5</text:p>
          </table:table-cell>
          <table:table-cell table:formula="of:=[.H5]-([.D6]*[.B6])-([.E6]*[.C6])-[.I6]-[.J6]" office:value-type="float" office:value="766.176" calcext:value-type="float">
            <text:p>766.176</text:p>
          </table:table-cell>
          <table:table-cell table:formula="of:=0.5+0.004*ABS([.D6])" office:value-type="float" office:value="0.52" calcext:value-type="float">
            <text:p>0.52</text:p>
          </table:table-cell>
          <table:table-cell table:formula="of:=0.5+0.004*ABS([.E6])"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12" calcext:value-type="float">
            <text:p>12</text:p>
          </table:table-cell>
          <table:table-cell office:value-type="float" office:value="21.5" calcext:value-type="float">
            <text:p>21.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IF([.B7] &gt; 0;[.D7]+[.F6];[.F6])" office:value-type="float" office:value="9" calcext:value-type="float">
            <text:p>9</text:p>
          </table:table-cell>
          <table:table-cell table:formula="of:=IF([.C7] &gt; 0;[.E7]+[.G6];[.G6])" office:value-type="float" office:value="9" calcext:value-type="float">
            <text:p>9</text:p>
          </table:table-cell>
          <table:table-cell table:formula="of:=[.H6]-([.D7]*[.B7])-([.E7]*[.C7])-[.I7]-[.J7]" office:value-type="float" office:value="691.156" calcext:value-type="float">
            <text:p>691.156</text:p>
          </table:table-cell>
          <table:table-cell table:formula="of:=0.5+0.004*ABS([.D7])" office:value-type="float" office:value="0.504" calcext:value-type="float">
            <text:p>0.504</text:p>
          </table:table-cell>
          <table:table-cell table:formula="of:=0.5+0.004*ABS([.E7])" office:value-type="float" office:value="0.516" calcext:value-type="float">
            <text:p>0.516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formula="of:=IF([.B8] &gt; 0;[.D8]+[.F7];[.F7])" office:value-type="float" office:value="9" calcext:value-type="float">
            <text:p>9</text:p>
          </table:table-cell>
          <table:table-cell table:formula="of:=IF([.C8] &gt; 0;[.E8]+[.G7];[.G7])" office:value-type="float" office:value="6" calcext:value-type="float">
            <text:p>6</text:p>
          </table:table-cell>
          <table:table-cell table:formula="of:=[.H7]-([.D8]*[.B8])-([.E8]*[.C8])-[.I8]-[.J8]" office:value-type="float" office:value="753.128" calcext:value-type="float">
            <text:p>753.128</text:p>
          </table:table-cell>
          <table:table-cell table:formula="of:=0.5+0.004*ABS([.D8])" office:value-type="float" office:value="0.516" calcext:value-type="float">
            <text:p>0.516</text:p>
          </table:table-cell>
          <table:table-cell table:formula="of:=0.5+0.004*ABS([.E8])" office:value-type="float" office:value="0.512" calcext:value-type="float">
            <text:p>0.512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12.3" calcext:value-type="float">
            <text:p>12.3</text:p>
          </table:table-cell>
          <table:table-cell office:value-type="float" office:value="21.5" calcext:value-type="float">
            <text:p>21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9] &gt; 0;[.D9]+[.F8];[.F8])" office:value-type="float" office:value="10" calcext:value-type="float">
            <text:p>10</text:p>
          </table:table-cell>
          <table:table-cell table:formula="of:=IF([.C9] &gt; 0;[.E9]+[.G8];[.G8])" office:value-type="float" office:value="7" calcext:value-type="float">
            <text:p>7</text:p>
          </table:table-cell>
          <table:table-cell table:formula="of:=[.H8]-([.D9]*[.B9])-([.E9]*[.C9])-[.I9]-[.J9]" office:value-type="float" office:value="718.32" calcext:value-type="float">
            <text:p>718.32</text:p>
          </table:table-cell>
          <table:table-cell table:formula="of:=0.5+0.004*ABS([.D9])" office:value-type="float" office:value="0.504" calcext:value-type="float">
            <text:p>0.504</text:p>
          </table:table-cell>
          <table:table-cell table:formula="of:=0.5+0.004*ABS([.E9])" office:value-type="float" office:value="0.504" calcext:value-type="float">
            <text:p>0.504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12.5" calcext:value-type="float">
            <text:p>12.5</text:p>
          </table:table-cell>
          <table:table-cell office:value-type="float" office:value="21.7" calcext:value-type="float">
            <text:p>21.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B10] &gt; 0;[.D10]+[.F9];[.F9])" office:value-type="float" office:value="17" calcext:value-type="float">
            <text:p>17</text:p>
          </table:table-cell>
          <table:table-cell table:formula="of:=IF([.C10] &gt; 0;[.E10]+[.G9];[.G9])" office:value-type="float" office:value="14" calcext:value-type="float">
            <text:p>14</text:p>
          </table:table-cell>
          <table:table-cell table:formula="of:=[.H9]-([.D10]*[.B10])-([.E10]*[.C10])-[.I10]-[.J10]" office:value-type="float" office:value="477.864" calcext:value-type="float">
            <text:p>477.864</text:p>
          </table:table-cell>
          <table:table-cell table:formula="of:=0.5+0.004*ABS([.D10])" office:value-type="float" office:value="0.528" calcext:value-type="float">
            <text:p>0.528</text:p>
          </table:table-cell>
          <table:table-cell table:formula="of:=0.5+0.004*ABS([.E10])"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8" calcext:value-type="float">
            <text:p>-8</text:p>
          </table:table-cell>
          <table:table-cell table:formula="of:=IF([.B11] &gt; 0;[.D11]+[.F10];[.F10])" office:value-type="float" office:value="9" calcext:value-type="float">
            <text:p>9</text:p>
          </table:table-cell>
          <table:table-cell table:formula="of:=IF([.C11] &gt; 0;[.E11]+[.G10];[.G10])" office:value-type="float" office:value="6" calcext:value-type="float">
            <text:p>6</text:p>
          </table:table-cell>
          <table:table-cell table:formula="of:=[.H10]-([.D11]*[.B11])-([.E11]*[.C11])-[.I11]-[.J11]" office:value-type="float" office:value="756.8" calcext:value-type="float">
            <text:p>756.8</text:p>
          </table:table-cell>
          <table:table-cell table:formula="of:=0.5+0.004*ABS([.D11])" office:value-type="float" office:value="0.532" calcext:value-type="float">
            <text:p>0.532</text:p>
          </table:table-cell>
          <table:table-cell table:formula="of:=0.5+0.004*ABS([.E11])" office:value-type="float" office:value="0.532" calcext:value-type="float">
            <text:p>0.53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ulti_dim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ice 0</text:p>
          </table:table-cell>
          <table:table-cell office:value-type="string" calcext:value-type="string">
            <text:p>price 1</text:p>
          </table:table-cell>
          <table:table-cell office:value-type="string" calcext:value-type="string">
            <text:p>market_orders 0</text:p>
          </table:table-cell>
          <table:table-cell office:value-type="string" calcext:value-type="string">
            <text:p>market_orders 1</text:p>
          </table:table-cell>
          <table:table-cell office:value-type="string" calcext:value-type="string">
            <text:p>quantity 0</text:p>
          </table:table-cell>
          <table:table-cell office:value-type="string" calcext:value-type="string">
            <text:p>quantity 1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fees 0</text:p>
          </table:table-cell>
          <table:table-cell office:value-type="string" calcext:value-type="string">
            <text:p>fees 1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10.5" calcext:value-type="float">
            <text:p>10.5</text:p>
          </table:table-cell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3" calcext:value-type="float">
            <text:p>3</text:p>
          </table:table-cell>
          <table:table-cell table:formula="of:=1000-([.D2]*[.B2])-([.E2]*[.C2])" office:value-type="float" office:value="919.3" calcext:value-type="float">
            <text:p>919.3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12" calcext:value-type="float">
            <text:p>12</text:p>
          </table:table-cell>
          <table:table-cell office:value-type="float" office:value="22.7" calcext:value-type="float">
            <text:p>22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3] &gt; 0;[.D3]+[.F2];[.F2])" office:value-type="float" office:value="4" calcext:value-type="float">
            <text:p>4</text:p>
          </table:table-cell>
          <table:table-cell table:formula="of:=IF([.C3] &gt; 0;[.E3]+[.G2];[.G2])" office:value-type="float" office:value="5" calcext:value-type="float">
            <text:p>5</text:p>
          </table:table-cell>
          <table:table-cell table:formula="of:=[.H2]-([.B3]*[.D3])-([.C3]*[.E3])" office:value-type="float" office:value="837.9" calcext:value-type="float">
            <text:p>837.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13" calcext:value-type="float">
            <text:p>13</text:p>
          </table:table-cell>
          <table:table-cell office:value-type="float" office:value="22.5" calcext:value-type="float">
            <text:p>22.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IF([.B4] &gt; 0;[.D4]+[.F3];[.F3])" office:value-type="float" office:value="8" calcext:value-type="float">
            <text:p>8</text:p>
          </table:table-cell>
          <table:table-cell table:formula="of:=IF([.C4] &gt; 0;[.E4]+[.G3];[.G3])" office:value-type="float" office:value="3" calcext:value-type="float">
            <text:p>3</text:p>
          </table:table-cell>
          <table:table-cell table:formula="of:=[.H3]-([.B4]*[.D4])-([.C4]*[.E4])" office:value-type="float" office:value="830.9" calcext:value-type="float">
            <text:p>830.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14.2" calcext:value-type="float">
            <text:p>14.2</text:p>
          </table:table-cell>
          <table:table-cell office:value-type="float" office:value="22.1" calcext:value-type="float">
            <text:p>22.1</text:p>
          </table:table-cell>
          <table:table-cell table:number-columns-repeated="2" office:value-type="float" office:value="-3" calcext:value-type="float">
            <text:p>-3</text:p>
          </table:table-cell>
          <table:table-cell table:formula="of:=IF([.B5] &gt; 0;[.D5]+[.F4];[.F4])" office:value-type="float" office:value="5" calcext:value-type="float">
            <text:p>5</text:p>
          </table:table-cell>
          <table:table-cell table:formula="of:=IF([.C5] &gt; 0;[.E5]+[.G4];[.G4])" office:value-type="float" office:value="0" calcext:value-type="float">
            <text:p>0</text:p>
          </table:table-cell>
          <table:table-cell table:formula="of:=[.H4]-([.B5]*[.D5])-([.C5]*[.E5])" office:value-type="float" office:value="939.8" calcext:value-type="float">
            <text:p>939.8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12.1" calcext:value-type="float">
            <text:p>12.1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6] &gt; 0;[.D6]+[.F5];[.F5])" office:value-type="float" office:value="10" calcext:value-type="float">
            <text:p>10</text:p>
          </table:table-cell>
          <table:table-cell table:formula="of:=IF([.C6] &gt; 0;[.E6]+[.G5];[.G5])" office:value-type="float" office:value="5" calcext:value-type="float">
            <text:p>5</text:p>
          </table:table-cell>
          <table:table-cell table:formula="of:=[.H5]-([.B6]*[.D6])-([.C6]*[.E6])" office:value-type="float" office:value="771.3" calcext:value-type="float">
            <text:p>771.3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12" calcext:value-type="float">
            <text:p>12</text:p>
          </table:table-cell>
          <table:table-cell office:value-type="float" office:value="21.5" calcext:value-type="float">
            <text:p>21.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IF([.B7] &gt; 0;[.D7]+[.F6];[.F6])" office:value-type="float" office:value="9" calcext:value-type="float">
            <text:p>9</text:p>
          </table:table-cell>
          <table:table-cell table:formula="of:=IF([.C7] &gt; 0;[.E7]+[.G6];[.G6])" office:value-type="float" office:value="9" calcext:value-type="float">
            <text:p>9</text:p>
          </table:table-cell>
          <table:table-cell table:formula="of:=[.H6]-([.B7]*[.D7])-([.C7]*[.E7])" office:value-type="float" office:value="697.3" calcext:value-type="float">
            <text:p>697.3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formula="of:=IF([.B8] &gt; 0;[.D8]+[.F7];[.F7])" office:value-type="float" office:value="9" calcext:value-type="float">
            <text:p>9</text:p>
          </table:table-cell>
          <table:table-cell table:formula="of:=IF([.C8] &gt; 0;[.E8]+[.G7];[.G7])" office:value-type="float" office:value="6" calcext:value-type="float">
            <text:p>6</text:p>
          </table:table-cell>
          <table:table-cell table:formula="of:=[.H7]-([.B8]*[.D8])-([.C8]*[.E8])" office:value-type="float" office:value="760.3" calcext:value-type="float">
            <text:p>760.3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12.3" calcext:value-type="float">
            <text:p>12.3</text:p>
          </table:table-cell>
          <table:table-cell office:value-type="float" office:value="21.5" calcext:value-type="float">
            <text:p>21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9] &gt; 0;[.D9]+[.F8];[.F8])" office:value-type="float" office:value="10" calcext:value-type="float">
            <text:p>10</text:p>
          </table:table-cell>
          <table:table-cell table:formula="of:=IF([.C9] &gt; 0;[.E9]+[.G8];[.G8])" office:value-type="float" office:value="7" calcext:value-type="float">
            <text:p>7</text:p>
          </table:table-cell>
          <table:table-cell table:formula="of:=[.H8]-([.B9]*[.D9])-([.C9]*[.E9])" office:value-type="float" office:value="726.5" calcext:value-type="float">
            <text:p>726.5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12.5" calcext:value-type="float">
            <text:p>12.5</text:p>
          </table:table-cell>
          <table:table-cell office:value-type="float" office:value="21.7" calcext:value-type="float">
            <text:p>21.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B10] &gt; 0;[.D10]+[.F9];[.F9])" office:value-type="float" office:value="17" calcext:value-type="float">
            <text:p>17</text:p>
          </table:table-cell>
          <table:table-cell table:formula="of:=IF([.C10] &gt; 0;[.E10]+[.G9];[.G9])" office:value-type="float" office:value="14" calcext:value-type="float">
            <text:p>14</text:p>
          </table:table-cell>
          <table:table-cell table:formula="of:=[.H9]-([.B10]*[.D10])-([.C10]*[.E10])" office:value-type="float" office:value="487.1" calcext:value-type="float">
            <text:p>487.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8" calcext:value-type="float">
            <text:p>-8</text:p>
          </table:table-cell>
          <table:table-cell table:formula="of:=IF([.B11] &gt; 0;[.D11]+[.F10];[.F10])" office:value-type="float" office:value="9" calcext:value-type="float">
            <text:p>9</text:p>
          </table:table-cell>
          <table:table-cell table:formula="of:=IF([.C11] &gt; 0;[.E11]+[.G10];[.G10])" office:value-type="float" office:value="6" calcext:value-type="float">
            <text:p>6</text:p>
          </table:table-cell>
          <table:table-cell table:formula="of:=[.H10]-([.B11]*[.D11])-([.C11]*[.E11])" office:value-type="float" office:value="767.1" calcext:value-type="float">
            <text:p>767.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1:19:30.034981702</meta:creation-date>
    <dc:date>2018-06-09T13:41:51.339944048</dc:date>
    <meta:editing-duration>PT2H22M18S</meta:editing-duration>
    <meta:editing-cycles>8</meta:editing-cycles>
    <meta:generator>LibreOffice/6.0.4.2$Linux_X86_64 LibreOffice_project/00m0$Build-2</meta:generator>
    <meta:document-statistic meta:table-count="3" meta:cell-count="297" meta:object-count="0"/>
  </office:meta>
</office:document-meta>
</file>